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paragraph-properties fo:text-align="center" style:justify-single-word="false"/>
      <style:text-properties fo:language="de" fo:country="DE" fo:font-weight="bold" style:font-weight-asian="bold" style:font-weight-complex="bold"/>
    </style:style>
    <style:style style:name="P3" style:family="paragraph" style:parent-style-name="Standard">
      <style:text-properties fo:font-size="15pt" fo:language="de" fo:country="DE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language="de" fo:country="DE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language="de" fo:country="DE" style:font-size-asian="15pt" style:font-size-complex="15pt"/>
    </style:style>
    <style:style style:name="P6" style:family="paragraph" style:parent-style-name="Quotations">
      <style:text-properties fo:font-variant="normal" fo:text-transform="none" fo:color="#003399" style:font-name="Helvetica Neue" fo:font-size="11.25pt" fo:letter-spacing="normal" fo:language="de" fo:country="DE" fo:font-style="normal" fo:font-weight="normal"/>
    </style:style>
    <style:style style:name="P7" style:family="paragraph" style:parent-style-name="Standard" style:list-style-name="L1">
      <style:text-properties fo:language="de" fo:country="DE" fo:font-weight="bold" style:font-weight-asian="bold" style:font-weight-complex="bold"/>
    </style:style>
    <style:style style:name="P8" style:family="paragraph" style:parent-style-name="Standard" style:list-style-name="L2">
      <style:text-properties fo:language="de" fo:country="DE" fo:font-weight="bold" style:font-weight-asian="bold" style:font-weight-complex="bold"/>
    </style:style>
    <style:style style:name="P9" style:family="paragraph" style:parent-style-name="Standard" style:list-style-name="L3">
      <style:text-properties fo:language="de" fo:country="DE" fo:font-weight="bold" style:font-weight-asian="bold" style:font-weight-complex="bold"/>
    </style:style>
    <style:style style:name="P10" style:family="paragraph" style:parent-style-name="Standard" style:list-style-name="L4">
      <style:text-properties fo:language="de" fo:country="DE" fo:font-weight="bold" style:font-weight-asian="bold" style:font-weight-complex="bold"/>
    </style:style>
    <style:style style:name="P11" style:family="paragraph" style:parent-style-name="Standard" style:list-style-name="L5">
      <style:text-properties fo:language="de" fo:country="DE" fo:font-weight="bold" style:font-weight-asian="bold" style:font-weight-complex="bold"/>
    </style:style>
    <style:style style:name="P12" style:family="paragraph" style:parent-style-name="Standard" style:list-style-name="L1">
      <style:text-properties fo:language="de" fo:country="DE"/>
    </style:style>
    <style:style style:name="P13" style:family="paragraph" style:parent-style-name="Standard" style:list-style-name="L2">
      <style:text-properties fo:language="de" fo:country="DE"/>
    </style:style>
    <style:style style:name="P14" style:family="paragraph" style:parent-style-name="Standard" style:list-style-name="L3">
      <style:text-properties fo:language="de" fo:country="DE"/>
    </style:style>
    <style:style style:name="P15" style:family="paragraph" style:parent-style-name="Standard" style:list-style-name="L4">
      <style:text-properties fo:language="de" fo:country="DE"/>
    </style:style>
    <style:style style:name="P16" style:family="paragraph" style:parent-style-name="Standard" style:list-style-name="L5">
      <style:text-properties fo:language="de" fo:country="DE" fo:font-weight="normal" style:font-weight-asian="normal" style:font-weight-complex="normal"/>
    </style:style>
    <style:style style:name="P17" style:family="paragraph" style:parent-style-name="Standard" style:list-style-name="L3"/>
    <style:style style:name="P18" style:family="paragraph" style:parent-style-name="Standard" style:list-style-name="L5">
      <style:text-properties fo:font-size="12pt" fo:language="de" fo:country="DE" fo:font-weight="bold" style:font-size-asian="12pt" style:font-weight-asian="bold" style:font-size-complex="12pt" style:font-weight-complex="bold"/>
    </style:style>
    <style:style style:name="P19" style:family="paragraph" style:parent-style-name="Standard" style:list-style-name="L6">
      <style:text-properties fo:font-size="12pt" fo:language="de" fo:country="DE" fo:font-weight="bold" style:font-size-asian="12pt" style:font-weight-asian="bold" style:font-size-complex="12pt" style:font-weight-complex="bold"/>
    </style:style>
    <style:style style:name="P20" style:family="paragraph" style:parent-style-name="Standard" style:list-style-name="L5"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7"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5pt" fo:language="de" fo:country="DE" style:font-size-asian="15pt" style:font-size-complex="15pt"/>
    </style:style>
    <style:style style:name="T1" style:family="text">
      <style:text-properties fo:language="de" fo:country="DE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fo:language="de" fo:country="DE" style:font-size-asian="15pt" style:font-size-complex="15pt"/>
    </style:style>
    <style:style style:name="T5" style:family="text">
      <style:text-properties fo:font-size="12pt" fo:language="de" fo:country="DE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><text:span text:style-name="T2">Gliederung</text:span> </text:p>
      <text:p text:style-name="P2"/>
      <text:p text:style-name="P4">Kurzfassung </text:p>
      <text:p text:style-name="P4"/>
      <text:p text:style-name="P4">Danksagung</text:p>
      <text:p text:style-name="P4"/>
      <text:p text:style-name="P4">1. Einleitung</text:p>
      <text:list xml:id="list8748075378677230409" text:style-name="L1">
        <text:list-item>
          <text:p text:style-name="P7">Szenario</text:p>
        </text:list-item>
        <text:list-item>
          <text:p text:style-name="P7">Zielsetzung und Aufgaben</text:p>
        </text:list-item>
        <text:list-item>
          <text:p text:style-name="P7">Problembeschreibung </text:p>
        </text:list-item>
        <text:list-item>
          <text:p text:style-name="P7">Zielgruppen</text:p>
          <text:p text:style-name="P12"/>
        </text:list-item>
      </text:list>
      <text:p text:style-name="P5">2. Zuordnung und Motivation</text:p>
      <text:list xml:id="list4191098226074726309" text:style-name="L2">
        <text:list-item>
          <text:p text:style-name="P8">Thematischer Hintergrund</text:p>
          <text:list>
            <text:list-item>
              <text:p text:style-name="P13">Homeautomation</text:p>
            </text:list-item>
            <text:list-item>
              <text:p text:style-name="P13">Natürliche Interaktion</text:p>
            </text:list-item>
          </text:list>
        </text:list-item>
        <text:list-item>
          <text:p text:style-name="P8">Ausblick </text:p>
          <text:p text:style-name="P13"/>
        </text:list-item>
      </text:list>
      <text:p text:style-name="P5">3. Anforderungsanalyse und Design</text:p>
      <text:list xml:id="list6902960044049399125" text:style-name="L3">
        <text:list-item>
          <text:p text:style-name="P9">Anforderungen </text:p>
          <text:list>
            <text:list-header>
              <text:p text:style-name="P14"/>
            </text:list-header>
          </text:list>
        </text:list-item>
        <text:list-item>
          <text:p text:style-name="P9">Domänen-Modell</text:p>
          <text:list>
            <text:list-item>
              <text:p text:style-name="P14">Beschreibung der Domänen</text:p>
              <text:list>
                <text:list-item>
                  <text:p text:style-name="P14">Gerstensteuerung-Anwendung</text:p>
                  <text:list>
                    <text:list-item>
                      <text:p text:style-name="P14">Auswahl der geeigneten Gesten</text:p>
                    </text:list-item>
                  </text:list>
                </text:list-item>
                <text:list-item>
                  <text:p text:style-name="P14">Server</text:p>
                  <text:list>
                    <text:list-item>
                      <text:p text:style-name="P14">Konzeption des Servers</text:p>
                    </text:list-item>
                    <text:list-item>
                      <text:p text:style-name="P14">OpenHAB</text:p>
                    </text:list-item>
                  </text:list>
                </text:list-item>
                <text:list-item>
                  <text:p text:style-name="P14">Konfigurations- Framework</text:p>
                </text:list-item>
              </text:list>
            </text:list-item>
          </text:list>
        </text:list-item>
      </text:list>
      <text:p text:style-name="P1"/>
      <text:list xml:id="list35666604" text:continue-numbering="true" text:style-name="L3">
        <text:list-item>
          <text:p text:style-name="P9">Systemumgebung</text:p>
          <text:list>
            <text:list-item>
              <text:p text:style-name="P14">Programmiersprache</text:p>
            </text:list-item>
            <text:list-item>
              <text:p text:style-name="P14">IDE</text:p>
            </text:list-item>
            <text:list-item>
              <text:p text:style-name="P14">Betriebssystem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5"/>
      <text:p text:style-name="P5">4. Realisierung</text:p>
      <text:p text:style-name="P5"><text:tab/><text:span text:style-name="T6">Verwendete Hardware und Anforderungen</text:span></text:p>
      <text:list xml:id="list35655477" text:continue-numbering="true" text:style-name="L3">
        <text:list-item>
          <text:list>
            <text:list-item>
              <text:p text:style-name="P14">Kinect</text:p>
            </text:list-item>
            <text:list-item>
              <text:p text:style-name="P14">OpenHub steuerbare Komponenten</text:p>
            </text:list-item>
            <text:list-item>
              <text:p text:style-name="P14">Tinkerforge</text:p>
              <text:list>
                <text:list-item>
                  <text:p text:style-name="P14"><text:soft-page-break/>Brick </text:p>
                </text:list-item>
                <text:list-item>
                  <text:p text:style-name="P17"><text:span text:style-name="T1">Remote Bricklet</text:span></text:p>
                </text:list-item>
              </text:list>
            </text:list-item>
            <text:list-item>
              <text:p text:style-name="P17"><text:span text:style-name="T5">Funksteckdosen</text:span></text:p>
            </text:list-item>
          </text:list>
        </text:list-item>
      </text:list>
      <text:list xml:id="list8098308348567346165" text:style-name="L4">
        <text:list-item>
          <text:p text:style-name="P10">Verwendete Komponenten</text:p>
          <text:list>
            <text:list-item>
              <text:p text:style-name="P15">OpeniNI Framework und NITE Midleware </text:p>
            </text:list-item>
            <text:list-item>
              <text:p text:style-name="P15">Jersey und das Server/Client Model</text:p>
            </text:list-item>
            <text:list-item>
              <text:p text:style-name="P15">Tinkerforge API</text:p>
            </text:list-item>
            <text:list-item>
              <text:p text:style-name="P15">XML verarbeitung</text:p>
              <text:p text:style-name="P15"/>
            </text:list-item>
          </text:list>
        </text:list-item>
        <text:list-item>
          <text:p text:style-name="P10">Systemarchitektur</text:p>
          <text:list>
            <text:list-item>
              <text:p text:style-name="P15">Realisierung der Gesten-Steuerung</text:p>
              <text:list>
                <text:list-item>
                  <text:p text:style-name="P15">Position der Hand, anhand des Body-COM (1.Versuch)</text:p>
                </text:list-item>
                <text:list-item>
                  <text:p text:style-name="P15">RayTracer (2. Versuch)</text:p>
                </text:list-item>
              </text:list>
            </text:list-item>
            <text:list-item>
              <text:p text:style-name="P15">Realisierung der Initial-Pose</text:p>
              <text:list>
                <text:list-item>
                  <text:p text:style-name="P15">Initialisierung anhand der Psi-Pose (1. Versuch)</text:p>
                </text:list-item>
                <text:list-item>
                  <text:p text:style-name="P15">Initialisierung anhand von NITEs Gesture Recognizer (2. Versuch) </text:p>
                </text:list-item>
              </text:list>
            </text:list-item>
            <text:list-item>
              <text:p text:style-name="P15">Aufbau der GUI</text:p>
            </text:list-item>
            <text:list-item>
              <text:p text:style-name="P15">Realisierung des Client/Server Models</text:p>
              <text:list>
                <text:list-item>
                  <text:p text:style-name="P15">Eigenes Model</text:p>
                </text:list-item>
                <text:list-item>
                  <text:p text:style-name="P15">Ansteuerung von anderen Servern </text:p>
                </text:list-item>
              </text:list>
            </text:list-item>
            <text:list-item>
              <text:p text:style-name="P15">Konfiguration </text:p>
              <text:list>
                <text:list-item>
                  <text:p text:style-name="P15">XML</text:p>
                </text:list-item>
                <text:list-item>
                  <text:p text:style-name="P15">Konfigurations-GUI</text:p>
                </text:list-item>
              </text:list>
            </text:list-item>
            <text:list-item>
              <text:p text:style-name="P15">Erweiterbarkeit</text:p>
              <text:list>
                <text:list-item>
                  <text:p text:style-name="P15">State-Pattern</text:p>
                </text:list-item>
              </text:list>
            </text:list-item>
          </text:list>
        </text:list-item>
        <text:list-item>
          <text:p text:style-name="P10">Funktionsweise des Systems</text:p>
          <text:list>
            <text:list-item>
              <text:p text:style-name="P15"><text:s/>Mit der Anwendung interagieren</text:p>
            </text:list-item>
            <text:list-item>
              <text:p text:style-name="P15">Anwendung konfigurieren</text:p>
            </text:list-item>
          </text:list>
        </text:list-item>
      </text:list>
      <text:p text:style-name="P5"/>
      <text:p text:style-name="P5">5. Evaluation</text:p>
      <text:list xml:id="list1268081957191872652" text:style-name="L5">
        <text:list-item>
          <text:p text:style-name="P18">Versuchsaufbau</text:p>
          <text:list>
            <text:list-item>
              <text:p text:style-name="P20">Beschreibung</text:p>
            </text:list-item>
            <text:list-item>
              <text:p text:style-name="P20">Durchführung</text:p>
            </text:list-item>
            <text:list-item>
              <text:p text:style-name="P20">Diskussion</text:p>
            </text:list-item>
          </text:list>
        </text:list-item>
        <text:list-item>
          <text:p text:style-name="P11">Evaluierung des Entwicklers</text:p>
          <text:list>
            <text:list-item>
              <text:p text:style-name="P16">Kritische Punkte</text:p>
            </text:list-item>
            <text:list-item>
              <text:p text:style-name="P16">Grenzen des Systems</text:p>
              <text:p text:style-name="P16"/>
            </text:list-item>
          </text:list>
        </text:list-item>
      </text:list>
      <text:p text:style-name="P3">6. <text:s/>Ausblick und Fazit</text:p>
      <text:list xml:id="list6584882706765854198" text:style-name="L6">
        <text:list-item>
          <text:p text:style-name="P19">Fazit</text:p>
        </text:list-item>
        <text:list-item>
          <text:p text:style-name="P19">Ausblick</text:p>
        </text:list-item>
      </text:list>
      <text:list xml:id="list2262892426657199931" text:style-name="L7">
        <text:list-header>
          <text:p text:style-name="P21"/>
        </text:list-header>
      </text:list>
      <text:p text:style-name="P3">7. Zusammenfassung</text:p>
      <text:p text:style-name="P3"/>
      <text:p text:style-name="P3">8.Literaturverzeichnis</text:p>
      <text:p text:style-name="P1"/>
      <text:p text:style-name="P1"/>
      <text:p text:style-name="P1"/>
      <text:list xml:id="list35672416" text:continue-list="list8098308348567346165" text:style-name="L4">
        <text:list-item>
          <text:list>
            <text:list-header>
              <text:p text:style-name="P15"><text:soft-page-break/></text:p>
            </text:list-header>
          </text:list>
        </text:list-item>
      </text:list>
      <text:p text:style-name="P1"/>
      <text:p text:style-name="P1"/>
      <text:p text:style-name="P1"/>
      <text:p text:style-name="P1"/>
      <text:p text:style-name="P1"><text:tab/></text:p>
      <text:p text:style-name="P1"/>
      <text:p text:style-name="P6">1. Einführung:<text:line-break/>Was wird beschrieben?<text:line-break/>Welches Problem wird bearbeitet?<text:line-break/>Warum will man das Problem lösen?<text:line-break/><text:line-break/>2. Motivation und thematischer Hintergrund:<text:line-break/>thematische Einbettung: z.B. Home Automation allgemeint, Gestensteuerung,<text:line-break/>Vernetzung, Smart Environments, Ubiquitous Computing etc<text:line-break/><text:line-break/>3. Konzept und Design<text:line-break/>Domäne<text:line-break/>Welche (Software-)Anforderungen?<text:line-break/>Welche Gesten?<text:line-break/>Vorgehen Entwicklung (Prototypen, Inkremente)<text:line-break/><text:line-break/>4. Implementation<text:line-break/>Softwarearchitektur<text:line-break/>verwendete Komponenten (Drittsoftware)<text:line-break/>GUI-Aufbau<text:line-break/>Softwareverhalten<text:line-break/>Klassenmodell/Pattern<text:line-break/>Workflow<text:line-break/><text:line-break/>5. Evaluation<text:line-break/>Openhab-Kompatibilität, Usability System/GUI, Gestenevaluation<text:line-break/>5a Versuchsbeschreibung<text:line-break/>5b Resultate<text:line-break/>5c Diskussion<text:line-break/><text:line-break/>6. Ausblick<text:line-break/>Was kann man damit doch machen?<text:line-break/>Welche Einsatzbereiche gibt es?<text:line-break/>Wie könnte man System erweitern?<text:line-break/>Welche technischen Entwicklung werden dafür sorgen, dass das System NOCH interessanter wird?<text:line-break/>Welche Probleme müsste man lösen, um das System zu benuzten oder zu integrieren?<text:line-break/><text:line-break/>7. Zusammenfassung<text:line-break/>Wurde die Aufgabe gelöst? Wenn ja: wie und wie gut; wenn nein: welche Teilproblematik konnte gelöst werden.<text:line-break/>Was kann das System, was macht es besonders?<text:line-break/>Was sind die Ergebnisse der Studien?<text:line-break/><text:line-break/><text:line-break/>Tipp zum Argumentieren:<text:line-break/><text:line-break/>Wenn du mehrere gute Punkte/Argumente/Vorteile hast, dann ordne diese nach <text:soft-page-break/>Gewicht. Beginne immer mit einem guten Argument, dann ein evtl. schwächeres, sodass die einzelnen Punkte thematisch gut zusammenpassen. Schließe -- soweit möglich -- mit dem stärksten Argument! Das führt nachgewiesener Weise zur besten Leseerfahrung!</text:p>
      <text:p text:style-name="P1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H2M46S</meta:editing-duration>
    <meta:editing-cycles>10</meta:editing-cycles>
    <meta:generator>OpenOffice/4.1.0$Win32 OpenOffice.org_project/410m18$Build-9764</meta:generator>
    <dc:date>2014-07-23T15:50:19.91</dc:date>
    <meta:document-statistic meta:table-count="0" meta:image-count="0" meta:object-count="0" meta:page-count="4" meta:paragraph-count="74" meta:word-count="407" meta:character-count="2991"/>
    <meta:user-defined meta:name="Info 1"/>
    <meta:user-defined meta:name="Info 2"/>
    <meta:user-defined meta:name="Info 3"/>
    <meta:user-defined meta:name="Info 4"/>
  </office:meta>
</office:document-meta>
</file>